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0e181" officeooo:paragraph-rsid="0020e181"/>
    </style:style>
    <style:style style:name="P2" style:family="paragraph" style:parent-style-name="Standard">
      <style:paragraph-properties fo:keep-with-next="always" style:writing-mode="page"/>
    </style:style>
    <style:style style:name="P3" style:family="paragraph" style:parent-style-name="Standard">
      <style:paragraph-properties fo:keep-with-next="always" style:writing-mode="page"/>
      <style:text-properties fo:font-weight="normal" style:font-weight-asian="normal" style:font-weight-complex="normal"/>
    </style:style>
    <style:style style:name="P4" style:family="paragraph" style:parent-style-name="Standard">
      <style:paragraph-properties fo:orphans="2" fo:widows="2" fo:keep-with-next="always" style:writing-mode="page"/>
      <style:text-properties fo:font-weight="normal" style:font-weight-asian="normal" style:font-weight-complex="normal"/>
    </style:style>
    <style:style style:name="P5" style:family="paragraph" style:parent-style-name="Standard">
      <style:paragraph-properties fo:keep-with-next="always" style:writing-mode="page"/>
      <style:text-properties fo:font-weight="bold" style:font-weight-asian="bold" style:font-weight-complex="bold"/>
    </style:style>
    <style:style style:name="P6" style:family="paragraph" style:parent-style-name="Standard">
      <style:paragraph-properties fo:keep-together="always" fo:orphans="2" fo:widows="2" fo:keep-with-next="always" style:writing-mode="page"/>
      <style:text-properties fo:font-weight="bold" style:font-weight-asian="bold" style:font-weight-complex="bold"/>
    </style:style>
    <style:style style:name="P7" style:family="paragraph" style:parent-style-name="Standard">
      <style:paragraph-properties fo:keep-together="always" fo:orphans="2" fo:widows="2" fo:keep-with-next="always" style:writing-mode="page"/>
    </style:style>
    <style:style style:name="P8" style:family="paragraph" style:parent-style-name="Standard">
      <style:paragraph-properties fo:keep-with-next="always" style:writing-mode="page"/>
      <style:text-properties officeooo:paragraph-rsid="001e3c90"/>
    </style:style>
    <style:style style:name="P9" style:family="paragraph" style:parent-style-name="Standard">
      <style:paragraph-properties fo:keep-with-next="always" style:writing-mode="page"/>
      <style:text-properties officeooo:paragraph-rsid="0022df7b"/>
    </style:style>
    <style:style style:name="P10" style:family="paragraph" style:parent-style-name="Standard">
      <style:paragraph-properties style:writing-mode="page"/>
    </style:style>
    <style:style style:name="P11" style:family="paragraph" style:parent-style-name="Standard">
      <style:paragraph-properties style:writing-mode="page"/>
      <style:text-properties fo:font-weight="normal" style:font-weight-asian="normal" style:font-weight-complex="normal"/>
    </style:style>
    <style:style style:name="P12" style:family="paragraph" style:parent-style-name="Standard">
      <style:paragraph-properties style:writing-mode="page"/>
      <style:text-properties fo:font-weight="bold" style:font-weight-asian="bold" style:font-weight-complex="bold"/>
    </style:style>
    <style:style style:name="P13" style:family="paragraph" style:parent-style-name="Standard">
      <style:paragraph-properties style:writing-mode="page"/>
      <style:text-properties fo:font-weight="bold" officeooo:paragraph-rsid="001e3c90" style:font-weight-asian="bold" style:font-weight-complex="bold"/>
    </style:style>
    <style:style style:name="P14" style:family="paragraph" style:parent-style-name="Standard">
      <style:paragraph-properties style:writing-mode="page"/>
      <style:text-properties fo:font-weight="bold" officeooo:paragraph-rsid="0022df7b" style:font-weight-asian="bold" style:font-weight-complex="bold"/>
    </style:style>
    <style:style style:name="P15" style:family="paragraph" style:parent-style-name="Standard">
      <style:paragraph-properties style:writing-mode="page"/>
      <style:text-properties officeooo:paragraph-rsid="001e3c90"/>
    </style:style>
    <style:style style:name="P16" style:family="paragraph" style:parent-style-name="Standard">
      <style:paragraph-properties style:writing-mode="page"/>
      <style:text-properties officeooo:rsid="0022df7b" officeooo:paragraph-rsid="0022df7b"/>
    </style:style>
    <style:style style:name="P17" style:family="paragraph" style:parent-style-name="Standard">
      <style:paragraph-properties style:writing-mode="page"/>
      <style:text-properties officeooo:paragraph-rsid="0022df7b"/>
    </style:style>
    <style:style style:name="P18" style:family="paragraph" style:parent-style-name="Standard" style:master-page-name="">
      <style:paragraph-properties style:page-number="auto" fo:keep-with-next="always" style:writing-mode="page"/>
    </style:style>
    <style:style style:name="P19" style:family="paragraph" style:parent-style-name="Standard" style:master-page-name="">
      <style:paragraph-properties fo:keep-together="auto" fo:orphans="2" fo:widows="2" style:page-number="auto" fo:keep-with-next="always" style:writing-mode="page"/>
    </style:style>
    <style:style style:name="P20" style:family="paragraph" style:parent-style-name="Standard" style:master-page-name="">
      <style:paragraph-properties fo:keep-together="always" fo:orphans="2" fo:widows="2" style:page-number="auto" fo:keep-with-next="always" style:writing-mode="page"/>
    </style:style>
    <style:style style:name="P21" style:family="paragraph" style:parent-style-name="Standard">
      <style:paragraph-properties fo:margin-left="0.4925in" fo:margin-right="0in" fo:text-indent="0in" style:auto-text-indent="false" style:writing-mode="page"/>
    </style:style>
    <style:style style:name="P22" style:family="paragraph" style:parent-style-name="Standard">
      <style:paragraph-properties fo:margin-left="0.4925in" fo:margin-right="0in" fo:text-indent="0in" style:auto-text-indent="false" fo:keep-with-next="always" style:writing-mode="page"/>
    </style:style>
    <style:style style:name="P23" style:family="paragraph" style:parent-style-name="Standard">
      <style:paragraph-properties fo:break-before="page" style:writing-mode="page"/>
    </style:style>
    <style:style style:name="P24" style:family="paragraph" style:parent-style-name="Standard">
      <style:paragraph-properties fo:text-align="center" style:justify-single-word="false"/>
      <style:text-properties officeooo:rsid="0020e60b" officeooo:paragraph-rsid="0020e60b"/>
    </style:style>
    <style:style style:name="P25" style:family="paragraph" style:parent-style-name="Standard">
      <style:text-properties officeooo:rsid="0022df7b" officeooo:paragraph-rsid="0022df7b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Standard" style:list-style-name=""/>
    <style:style style:name="P31" style:family="paragraph" style:parent-style-name="Standard">
      <style:paragraph-properties fo:text-align="center" style:justify-single-word="false"/>
      <style:text-properties officeooo:rsid="0023f5d9" officeooo:paragraph-rsid="0023f5d9"/>
    </style:style>
    <style:style style:name="P32" style:family="paragraph" style:parent-style-name="Heading_20_3">
      <style:text-properties officeooo:paragraph-rsid="0022df7b"/>
    </style:style>
    <style:style style:name="P33" style:family="paragraph" style:parent-style-name="Heading_20_3">
      <style:text-properties officeooo:paragraph-rsid="001e3c90"/>
    </style:style>
    <style:style style:name="P34" style:family="paragraph" style:parent-style-name="Heading_20_3">
      <style:text-properties officeooo:rsid="0022df7b" officeooo:paragraph-rsid="0022df7b"/>
    </style:style>
    <style:style style:name="P35" style:family="paragraph" style:parent-style-name="Heading_20_3">
      <style:paragraph-properties fo:keep-with-next="always" style:writing-mode="page"/>
    </style:style>
    <style:style style:name="P36" style:family="paragraph" style:parent-style-name="Heading_20_3">
      <style:paragraph-properties fo:keep-with-next="always"/>
    </style:style>
    <style:style style:name="P37" style:family="paragraph" style:parent-style-name="Heading_20_3" style:master-page-name="">
      <style:paragraph-properties style:page-number="auto" fo:keep-with-next="always" style:writing-mode="page"/>
    </style:style>
    <style:style style:name="P38" style:family="paragraph" style:parent-style-name="Heading_20_3" style:master-page-name="">
      <style:paragraph-properties style:page-number="auto" fo:keep-with-next="always"/>
    </style:style>
    <style:style style:name="P39" style:family="paragraph" style:parent-style-name="Heading_20_3">
      <style:paragraph-properties style:writing-mode="page"/>
    </style:style>
    <style:style style:name="P40" style:family="paragraph" style:parent-style-name="Heading_20_3">
      <style:paragraph-properties fo:keep-together="always" fo:orphans="2" fo:widows="2" style:writing-mode="page"/>
    </style:style>
    <style:style style:name="P41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3c90" style:font-weight-asian="normal" style:font-weight-complex="normal"/>
    </style:style>
    <style:style style:name="T6" style:family="text">
      <style:text-properties fo:font-weight="normal" officeooo:rsid="001f0ba0" style:font-weight-asian="normal" style:font-weight-complex="normal"/>
    </style:style>
    <style:style style:name="T7" style:family="text">
      <style:text-properties fo:font-weight="normal" officeooo:rsid="0022df7b" style:font-weight-asian="normal" style:font-weight-complex="normal"/>
    </style:style>
    <style:style style:name="T8" style:family="text">
      <style:text-properties officeooo:rsid="001e3c90"/>
    </style:style>
    <style:style style:name="T9" style:family="text">
      <style:text-properties officeooo:rsid="001f0ba0"/>
    </style:style>
    <style:style style:name="T10" style:family="text">
      <style:text-properties officeooo:rsid="002041d7"/>
    </style:style>
    <style:style style:name="T11" style:family="text">
      <style:text-properties officeooo:rsid="0020e60b"/>
    </style:style>
    <style:style style:name="T12" style:family="text">
      <style:text-properties officeooo:rsid="0022df7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11">OSPD Verified </text:span>Test Descriptions</text:p>
      <text:p text:style-name="P31">2.0.0-2</text:p>
      <text:p text:style-name="P2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Introduction<text:tab/>3</text:p>
          <text:p text:style-name="P26">Test Descriptions<text:tab/>4</text:p>
          <text:p text:style-name="P27">Test Group 5 – Protocol<text:tab/>4</text:p>
          <text:p text:style-name="P28">Test 050-01-01 Physical Interface<text:tab/>4</text:p>
          <text:p text:style-name="P28">Test-draft 050-01-02 TCP Interface<text:tab/>4</text:p>
          <text:p text:style-name="P28">Test 050-02-01 Signalling<text:tab/>4</text:p>
          <text:p text:style-name="P28">Test 050-03-01 Character Encoding<text:tab/>4</text:p>
          <text:p text:style-name="P28">Test 050-04-01 Channel Access<text:tab/>5</text:p>
          <text:p text:style-name="P28">Test-draft 050-04-02 Retry<text:tab/>5</text:p>
          <text:p text:style-name="P28">Test-draft 050-05-01 Multibyte Encoding<text:tab/>5</text:p>
          <text:p text:style-name="P28">Test-draft 050-06-01 Packet Size Limits<text:tab/>5</text:p>
          <text:p text:style-name="P28">Test 050-07-01 Timing<text:tab/>6</text:p>
          <text:p text:style-name="P28">Test 050-08-01 Message Synchronization<text:tab/>6</text:p>
          <text:p text:style-name="P28">Test 050-09-01 Packet Format<text:tab/>6</text:p>
          <text:p text:style-name="P28">Other 050 tests<text:tab/>6</text:p>
          <text:p text:style-name="P27">Test Group 6 – Commands<text:tab/>8</text:p>
          <text:p text:style-name="P28">Test 3-10-1 LED Test (Red)<text:tab/>8</text:p>
          <text:p text:style-name="P28">Test 3-10-2 LED Test (Green)<text:tab/>8</text:p>
          <text:p text:style-name="P28">Test 3-11-1 Buzzer Control<text:tab/>8</text:p>
          <text:p text:style-name="P28">Test 060-12-01 osdp_COMSET<text:tab/>8</text:p>
          <text:p text:style-name="P28">Test 060-12-02 osdp_COMSET (SCS)<text:tab/>8</text:p>
          <text:p text:style-name="P28">Test 060-16-02 Paired SCS<text:tab/>8</text:p>
          <text:p text:style-name="P27">Test Group 7 – Responses<text:tab/>10</text:p>
          <text:p text:style-name="P28">Test 070-02-01 osdp_ACK<text:tab/>10</text:p>
          <text:p text:style-name="P28">Test 070-02-02 OSTATR response to POLL<text:tab/>10</text:p>
          <text:p text:style-name="P28">Test 070-03-01 osdp_NAK<text:tab/>10</text:p>
          <text:p text:style-name="P28">Test 070-03-02 NAK not 1<text:tab/>11</text:p>
          <text:p text:style-name="P28">Test 070-04-01 osdp_PDID<text:tab/>11</text:p>
          <text:p text:style-name="P28">Test 070-04-02 Bad PDID<text:tab/>11</text:p>
          <text:p text:style-name="P28">Test 070-05-01 osdp_PDCAP<text:tab/>12</text:p>
          <text:p text:style-name="P28">Test 070-05-02 Capability: number of inputs<text:tab/>12</text:p>
          <text:p text:style-name="P28">tbd 070-05-03 through 070-05-xx<text:tab/>12</text:p>
          <text:p text:style-name="P28">Test 070-05-17 Capability: OSDP version<text:tab/>13</text:p>
          <text:p text:style-name="P28">Test 070-06-01 osdp_LSTATR<text:tab/>13</text:p>
          <text:p text:style-name="P28">Test 070-06-02 LSTATR Tamper<text:tab/>13</text:p>
          <text:p text:style-name="P28">Test 070-06-03 LSTATR Power<text:tab/>14</text:p>
          <text:p text:style-name="P28">Test 070-07-01 osdp_ISTATR<text:tab/>14</text:p>
          <text:p text:style-name="P28">Test 070-08-01 osdp_OSTATR<text:tab/>14</text:p>
          <text:p text:style-name="P28">Test 070-09-01 osdp_RSTATR<text:tab/>15</text:p>
          <text:p text:style-name="P28">Test 070-10-01 osdp_RAW<text:tab/>15</text:p>
          <text:p text:style-name="P28"><text:soft-page-break/>Test 070-12-01 osdp_KEYPAD<text:tab/>15</text:p>
          <text:p text:style-name="P28">Test 070-13-01 osdp_COM<text:tab/>15</text:p>
          <text:p text:style-name="P28">tbd 070-14-01 osdp_BIOREADR<text:tab/>16</text:p>
          <text:p text:style-name="P28">tbd 070-15-01 osdp_BIOMATCHR<text:tab/>16</text:p>
          <text:p text:style-name="P28">Test 070-16-01 osdp_CCRYPT<text:tab/>16</text:p>
          <text:p text:style-name="P28">Test 070-17-01 osdp_RMAC_I<text:tab/>16</text:p>
          <text:p text:style-name="P28">Test 070-18-01 osdp_MFGREP<text:tab/>17</text:p>
          <text:p text:style-name="P28">7-18 busy<text:tab/>18</text:p>
          <text:p text:style-name="P28">7-19 pivdatar<text:tab/>18</text:p>
          <text:p text:style-name="P28">7-20 genauthr<text:tab/>18</text:p>
          <text:p text:style-name="P28">7-21 crauthr<text:tab/>18</text:p>
          <text:p text:style-name="P28">7-22 mfgstatr<text:tab/>18</text:p>
          <text:p text:style-name="P28">7-23 mfgerrr<text:tab/>18</text:p>
          <text:p text:style-name="P28">7-24 ftstat<text:tab/>18</text:p>
          <text:p text:style-name="P28">7-26 xrd<text:tab/>18</text:p>
          <text:p text:style-name="P27">command list 2<text:tab/>19</text:p>
          <text:p text:style-name="P28">Test 999-99-99 TEMPLATE<text:tab/>19</text:p>
        </text:index-body>
      </text:table-of-content>
      <text:p text:style-name="Text_20_body"/>
      <text:h text:style-name="P29" text:outline-level="1"><text:bookmark-start text:name="__RefHeading__2039_1963270645"/>Introduction<text:bookmark-end text:name="__RefHeading__2039_1963270645"/></text:h>
      <text:p text:style-name="Standard">How to read this document </text:p>
      <text:p text:style-name="Standard">about the test naming</text:p>
      <text:p text:style-name="Standard"/>
      <text:p text:style-name="Standard">uses numbering from published 60839-11-5</text:p>
      <text:h text:style-name="Heading_20_1" text:outline-level="1"><text:bookmark-start text:name="__RefHeading__2041_1963270645"/><text:soft-page-break/>Test Descriptions<text:bookmark-end text:name="__RefHeading__2041_1963270645"/></text:h>
      <text:h text:style-name="Heading_20_2" text:outline-level="2"><text:bookmark-start text:name="__RefHeading__2043_1963270645"/>Test Group 5 – Protocol<text:bookmark-end text:name="__RefHeading__2043_1963270645"/></text:h>
      <text:h text:style-name="Heading_20_3" text:outline-level="3"><text:bookmark-start text:name="__RefHeading__2045_1963270645"/>Test 050-01-01 Physical Interface<text:bookmark-end text:name="__RefHeading__2045_1963270645"/></text:h>
      <text:p text:style-name="P2"><text:span text:style-name="T2">Test Reference:</text:span> 050-01-01 (rev.01)</text:p>
      <text:p text:style-name="P2"><text:span text:style-name="T1">Test Title: </text:span>Physical Interface</text:p>
      <text:p text:style-name="P2"><text:span text:style-name="T1">Criteria:</text:span> (required: basic) supports RS-485 2-wire</text:p>
      <text:p text:style-name="P2"><text:span text:style-name="T1">Test action:</text:span> plug it in to RS-485 test jig and make sure it works. <text:s/>Requires choosing a speed at which to test.</text:p>
      <text:p text:style-name="P2"><text:span text:style-name="T1">Operator action:</text:span> </text:p>
      <text:p text:style-name="P2"><text:tab/>confirm initial set-up.</text:p>
      <text:p text:style-name="P2"><text:tab/>confirm interview form complete.</text:p>
      <text:p text:style-name="P2"><text:tab/>set up at designated address/speed.</text:p>
      <text:p text:style-name="P2"><text:tab/>connect DUT</text:p>
      <text:p text:style-name="P2"><text:tab/>confirm at least 8 poll/ack sequences completed.</text:p>
      <text:p text:style-name="P2"><text:span text:style-name="T1">Recommended processing:</text:span> n/a</text:p>
      <text:h text:style-name="P35" text:outline-level="3"><text:bookmark-start text:name="__RefHeading__2075_1963270645"/>Test-draft 050-01-02 TCP Interface<text:bookmark-end text:name="__RefHeading__2075_1963270645"/></text:h>
      <text:p text:style-name="P2">t.b.d.</text:p>
      <text:p text:style-name="P2"><text:span text:style-name="T1">Criteria:</text:span> (optional) support TCP as implemented in the reference implementation including "kick-not-poll" processing.</text:p>
      <text:p text:style-name="P3"><text:span text:style-name="T1">Recommended processing:</text:span> n/a</text:p>
      <text:h text:style-name="P37" text:outline-level="3"><text:bookmark-start text:name="__RefHeading__2077_1963270645"/>Test 050-02-01 Signalling<text:bookmark-end text:name="__RefHeading__2077_1963270645"/></text:h>
      <text:p text:style-name="P2"><text:span text:style-name="T1">Test Reference: </text:span>050-02-01 (rev. 01)</text:p>
      <text:p text:style-name="P2"><text:span text:style-name="T1">Test Title:</text:span> Signalling</text:p>
      <text:p text:style-name="P2"><text:span text:style-name="T1">Criteria:</text:span> (required) supports at least one of the designated speeds.</text:p>
      <text:p text:style-name="P2"><text:span text:style-name="T1">Test action: </text:span>confirm communications at designated speed. <text:s/>See interview form.</text:p>
      <text:p text:style-name="P5">Operator action:</text:p>
      <text:p text:style-name="P2"><text:tab/>use speed from form</text:p>
      <text:p text:style-name="P2"><text:tab/>confirm testbed is running at that speed</text:p>
      <text:p text:style-name="P2"><text:tab/>connect DUT</text:p>
      <text:p text:style-name="P2"><text:tab/>confirm at least 8 poll/ack sequences completed</text:p>
      <text:p text:style-name="P3"><text:span text:style-name="T1">Recommended processing:</text:span> n/a</text:p>
      <text:h text:style-name="P40" text:outline-level="3"><text:bookmark-start text:name="__RefHeading__2079_1963270645"/>Test 050-03-01 Character Encoding<text:bookmark-end text:name="__RefHeading__2079_1963270645"/></text:h>
      <text:p text:style-name="P20"><text:span text:style-name="T1">Test Reference: </text:span>050-03-01 (rev. 01)</text:p>
      <text:p text:style-name="P7"><text:span text:style-name="T1">Test Title:</text:span> Character Encoding</text:p>
      <text:p text:style-name="P7"><text:span text:style-name="T1">Criteria:</text:span> (required) support use of all possible 8 bit patterns.</text:p>
      <text:p text:style-name="P7"><text:span text:style-name="T1">Test action:</text:span><text:span text:style-name="T4"> Use OSDP trace to confirm character coverage.</text:span></text:p>
      <text:p text:style-name="P6">Operator action:</text:p>
      <text:p text:style-name="P7"><text:tab/>Exercise DUT through full test set, collecting a trace</text:p>
      <text:p text:style-name="P7"><text:tab/>Confirm successful operation</text:p>
      <text:p text:style-name="P19"><text:tab/>Run trace analyzer</text:p>
      <text:p text:style-name="P20"><text:soft-page-break/><text:tab/>Report character coverage</text:p>
      <text:p text:style-name="P4"><text:span text:style-name="T1">Recommended processing:</text:span><text:span text:style-name="T4"> n/a</text:span></text:p>
      <text:h text:style-name="P39" text:outline-level="3"><text:bookmark-start text:name="__RefHeading__2081_1963270645"/>Test 050-04-01 Channel Access<text:bookmark-end text:name="__RefHeading__2081_1963270645"/></text:h>
      <text:p text:style-name="P18"><text:span text:style-name="T1">Test Reference: </text:span>050-04-01 (rev. 02)</text:p>
      <text:p text:style-name="P2"><text:span text:style-name="T1">Test Title:</text:span> Channel Access</text:p>
      <text:p text:style-name="P2"><text:span text:style-name="T1">Criteria:</text:span> (required) Confirm only one reply per command; presence of busy; later processing if busy.</text:p>
      <text:p text:style-name="P2"><text:span text:style-name="T1">Test action:</text:span><text:span text:style-name="T4"> Use OSDP trace to confirm presence of busy, one reply per command.</text:span></text:p>
      <text:p text:style-name="P5">Operator action:</text:p>
      <text:p text:style-name="P2"><text:tab/>Set up DUT and run a selection of commands, collecting a trace</text:p>
      <text:p text:style-name="P2"><text:tab/>Run trace analyzer</text:p>
      <text:p text:style-name="P2"><text:tab/>Confirm analyzer does not report response anomalies.</text:p>
      <text:p text:style-name="P3"><text:span text:style-name="T1">Recommended processing:</text:span> n/a</text:p>
      <text:h text:style-name="P35" text:outline-level="3"><text:bookmark-start text:name="__RefHeading__1298_1506373388"/>Test-draft 050-04-02 Retry<text:bookmark-end text:name="__RefHeading__1298_1506373388"/></text:h>
      <text:p text:style-name="P2">tbd required</text:p>
      <text:p text:style-name="P3">at test ACU by command drop a response and send the last command again. <text:s/>make sure the PD behaves correctly - no nak, processes the command again (?)</text:p>
      <text:h text:style-name="Heading_20_3" text:outline-level="3"><text:bookmark-start text:name="__RefHeading__1300_1506373388"/>Test-draft 050-05-01 Multibyte Encoding<text:bookmark-end text:name="__RefHeading__1300_1506373388"/></text:h>
      <text:p text:style-name="P10">tbd required</text:p>
      <text:p text:style-name="P10">?? test from ACU to PD</text:p>
      <text:p text:style-name="P11">?? test from PD to ACU</text:p>
      <text:p text:style-name="P11">050-05-01,Multi-byte Data Encoding,lsb first unless otherwise noted; no padding.</text:p>
      <text:h text:style-name="Heading_20_3" text:outline-level="3"><text:bookmark-start text:name="__RefHeading__1302_1506373388"/>Test-draft 050-06-01 Packet Size Limits<text:bookmark-end text:name="__RefHeading__1302_1506373388"/></text:h>
      <text:p text:style-name="P10">tbd required</text:p>
      <text:p text:style-name="P10">RUN PDCAP TEST FIRST AND VERIFY PDCAP RESPONSE INCLUDES MAX PACKET SIZE</text:p>
      <text:p text:style-name="P10">try a text out at the 128 limit, make sure you get "bad command" not "bad command", then try an out-of-spec packet and make sure you get "bad packet" not "bad command". <text:s/>use pdcap to identify max size claimed to be accepted by PD.</text:p>
      <text:p text:style-name="P10"/>
      <text:p text:style-name="P11">also, send a truly max sized packet using LED commands to a different address and ensure the PD does not fail. <text:s/>fail is defined as reboot, stop accepting poll, etc.</text:p>
      <text:h text:style-name="Heading_20_3" text:outline-level="3"><text:bookmark-start text:name="__RefHeading__2083_1963270645"/><text:soft-page-break/>Test 050-07-01 Timing<text:bookmark-end text:name="__RefHeading__2083_1963270645"/></text:h>
      <text:p text:style-name="P18"><text:span text:style-name="T1">Test Reference: </text:span>050-07-01 (rev. 00)</text:p>
      <text:p text:style-name="P2"><text:span text:style-name="T1">Test Title:</text:span> Timing</text:p>
      <text:p text:style-name="P2"><text:span text:style-name="T1">Criteria:</text:span> (required) Confirm command (poll) response time is under 200 milliseconds. <text:s/></text:p>
      <text:p text:style-name="P2"><text:span text:style-name="T1">Test action:</text:span><text:span text:style-name="T4"> Use OSDP trace log analyzer to confirm timing.</text:span></text:p>
      <text:p text:style-name="P5">Operator action:</text:p>
      <text:p text:style-name="P2"><text:tab/>Set up DUT in idle poll/ack configuration, collecting a trace</text:p>
      <text:p text:style-name="P2"><text:tab/>Run trace analyzer</text:p>
      <text:p text:style-name="P2"><text:tab/>Confirm analyzer does not report response time of 200ms exceeded.</text:p>
      <text:p text:style-name="P3"><text:span text:style-name="T1">Recommended processing:</text:span> n/a</text:p>
      <text:h text:style-name="P37" text:outline-level="3"><text:bookmark-start text:name="__RefHeading___Toc67975_1906346173"/>Test 050-08-01 Message Synchronization<text:bookmark-end text:name="__RefHeading___Toc67975_1906346173"/></text:h>
      <text:p text:style-name="P2"><text:span text:style-name="T1">Test Reference:</text:span> 050-08-01 (rev. 00)</text:p>
      <text:p text:style-name="P2"><text:span text:style-name="T1">Test Title:</text:span> Message Synchronization</text:p>
      <text:p text:style-name="P2"><text:span text:style-name="T1">Criteria: </text:span>(required) Passes message traffic (implied.)</text:p>
      <text:p text:style-name="P2"><text:span text:style-name="T1">Test action:</text:span> plug it in to RS-485 test jig and make sure it works. <text:s/>Requires choosing a speed at which to test. <text:s/>Assumes proper inter-character timing if the testing works.</text:p>
      <text:p text:style-name="P2"><text:span text:style-name="T1">Operator action:</text:span> plug it in.</text:p>
      <text:p text:style-name="P3"><text:span text:style-name="T1">Recommended processing:</text:span> n/a; Use a logic analyzer for further verification.</text:p>
      <text:h text:style-name="P37" text:outline-level="3"><text:bookmark-start text:name="__RefHeading__1304_1506373388"/>Test 050-09-01 Packet Format<text:bookmark-end text:name="__RefHeading__1304_1506373388"/></text:h>
      <text:p text:style-name="P11">050-09-01,Packet Format,follow table 1 packet format.</text:p>
      <text:h text:style-name="Heading_20_3" text:outline-level="3"><text:bookmark-start text:name="__RefHeading__2085_1963270645"/>Other 050 tests<text:bookmark-end text:name="__RefHeading__2085_1963270645"/></text:h>
      <text:p text:style-name="Standard">050-02-01,,</text:p>
      <text:p text:style-name="Standard">050-04-04,,</text:p>
      <text:p text:style-name="Standard">050-09-16,,</text:p>
      <text:p text:style-name="Standard">050-01-03,TLS,</text:p>
      <text:p text:style-name="Standard">050-02-02,"SIgnalling 19,200",</text:p>
      <text:p text:style-name="Standard">050-02-03,"Signalling 38,400",</text:p>
      <text:p text:style-name="Standard">050-02-04,"Signalling 115,200",</text:p>
      <text:p text:style-name="Standard">050-02-05,"Signalling 57,600",</text:p>
      <text:p text:style-name="Standard">050-02-06,"Signalling 230,400",</text:p>
      <text:p text:style-name="Standard">050-04-03,resend busy,</text:p>
      <text:p text:style-name="Standard">050-04-04,new after busy,</text:p>
      <text:p text:style-name="Standard"/>
      <text:p text:style-name="Standard">050-06-01,Packet Size Limits ACU to PD,accept at least 128 bytes total pdu size; accept max 1440 bytes total PDU size.</text:p>
      <text:p text:style-name="Standard">050-06-02,Packet Size Limits PD to ACU,</text:p>
      <text:p text:style-name="Standard"/>
      <text:p text:style-name="Standard">050-09-02,,process sequence 0</text:p>
      <text:p text:style-name="Standard">050-09-03,SOM - Start of Message,SOM starts each OSDP command and response</text:p>
      <text:p text:style-name="Standard">050-09-04,ADDR - Address,Address field indicates PD address 0x00-0x7e inclusive or special configuration address 0x7f</text:p>
      <text:p text:style-name="Standard">050-09-05,,"must not use 7f except for ID,PDID, CAP, PDCAP, COM, COMSET"</text:p>
      <text:p text:style-name="Standard">050-09-06,LEN - Length,Length field (2 bytes LSB MSB) indicates length of OSDP command and <text:soft-page-break/>response</text:p>
      <text:p text:style-name="Standard">050-09-07,CTRL - Control,</text:p>
      <text:p text:style-name="Standard">050-09-08,Security Block,</text:p>
      <text:p text:style-name="Standard">050-09-09,CMND / REPLY,</text:p>
      <text:p text:style-name="Standard">050-09-10,Valid command / reply,Command / Reply value in range</text:p>
      <text:p text:style-name="Standard">050-09-11,CHECKSUM,must support both</text:p>
      <text:p text:style-name="Standard">050-09-12,SOM Sent,(see old code)</text:p>
      <text:p text:style-name="Standard">050-09-13,Config address test,</text:p>
      <text:p text:style-name="Standard">050-09-14,Rogue SCS Poll,</text:p>
      <text:p text:style-name="Standard">050-09-15,CRC,</text:p>
      <text:p text:style-name="Standard">050-10-01,Large Data Arrays,Multi-part message fields added to certain commands and responses</text:p>
      <text:h text:style-name="P35" text:outline-level="3"/>
      <text:h text:style-name="Heading_20_3" text:outline-level="3"/>
      <text:h text:style-name="Heading_20_3" text:outline-level="3"/>
      <text:h text:style-name="P37" text:outline-level="3"/>
      <text:p text:style-name="P10"/>
      <text:h text:style-name="P41" text:outline-level="2"><text:bookmark-start text:name="__RefHeading__2093_1963270645"/>Test Group 6 – Commands<text:bookmark-end text:name="__RefHeading__2093_1963270645"/></text:h>
      <text:h text:style-name="Heading_20_3" text:outline-level="3"><text:bookmark-start text:name="__RefHeading__1290_1506373388"/>Test 3-10-1 LED Test (Red)<text:bookmark-end text:name="__RefHeading__1290_1506373388"/></text:h>
      <text:h text:style-name="Heading_20_3" text:outline-level="3"><text:bookmark-start text:name="__RefHeading___Toc7360_523081604"/>Test 3-10-2 LED Test (Green)<text:bookmark-end text:name="__RefHeading___Toc7360_523081604"/></text:h>
      <text:h text:style-name="Heading_20_3" text:outline-level="3"><text:bookmark-start text:name="__RefHeading___Toc7362_523081604"/>Test 3-11-1 Buzzer Control<text:bookmark-end text:name="__RefHeading___Toc7362_523081604"/></text:h>
      <text:h text:style-name="Heading_20_3" text:outline-level="3"><text:bookmark-start text:name="__RefHeading__1292_1506373388"/>Test 060-12-01 osdp_COMSET<text:bookmark-end text:name="__RefHeading__1292_1506373388"/></text:h>
      <text:p text:style-name="P2"><text:span text:style-name="T2">Test Reference:</text:span> 060-12-01 (rev.00)</text:p>
      <text:p text:style-name="P2"><text:span text:style-name="T1">Test Title: </text:span><text:span text:style-name="T4">osdp_COMSET – set port and speed.</text:span></text:p>
      <text:p text:style-name="P2"><text:span text:style-name="T1">Criteria:</text:span> (required: basic) supports RS-485 2-wire; cleartext</text:p>
      <text:p text:style-name="P2"><text:span text:style-name="T1">Test action:</text:span> <text:s text:c="2"/>issue osdp_COMSET and change ACU speed to match.</text:p>
      <text:p text:style-name="P2"><text:span text:style-name="T1">Operator action:</text:span> </text:p>
      <text:p text:style-name="P2"><text:tab/>confirm acu and pd are communicating (poll/ack counters)</text:p>
      <text:p text:style-name="P10"><text:tab/>issue osdp_COMSET and also change the test ACU's speed to match</text:p>
      <text:p text:style-name="P10"><text:tab/>operator monitors statistics to confirm stabilized poll/ack traffc at new speed/address (<text:tab/>confirm at least 8 poll/ack sequences completed.)</text:p>
      <text:p text:style-name="P10"><text:tab/>issue osdp_ID and capture response</text:p>
      <text:p text:style-name="P10"><text:tab/>issue osdp_CAP and capture response.</text:p>
      <text:p text:style-name="P10"/>
      <text:p text:style-name="P2"><text:span text:style-name="T1">Recommended processing:</text:span> Note – reset speed and address to 0/9600 before removing DUT from testbed.</text:p>
      <text:p text:style-name="P10"><text:span text:style-name="T1">Development status:</text:span> available in current release of libosdp_conformance (0.80-1.)</text:p>
      <text:h text:style-name="Heading_20_3" text:outline-level="3"><text:bookmark-start text:name="__RefHeading__1294_1506373388"/>Test 060-12-02 osdp_COMSET (SCS)<text:bookmark-end text:name="__RefHeading__1294_1506373388"/></text:h>
      <text:p text:style-name="P2"><text:span text:style-name="T2">Test Reference:</text:span> 060-12-02 (rev.00)</text:p>
      <text:p text:style-name="P2"><text:span text:style-name="T1">Test Title: </text:span><text:span text:style-name="T4">osdp_COMSET – set port and speed, within a secure channel session.</text:span></text:p>
      <text:p text:style-name="P10"><text:span text:style-name="T1">Criteria:</text:span> (required: basic) supports RS-485 2-wire</text:p>
      <text:p text:style-name="P2"><text:span text:style-name="T1">Test action:</text:span> <text:s text:c="2"/>within a secure channel session issue osdp_COMSET and change ACU speed to match.</text:p>
      <text:p text:style-name="P2"><text:span text:style-name="T1">Operator action:</text:span> </text:p>
      <text:p text:style-name="P2"><text:tab/>configure for secure channel</text:p>
      <text:p text:style-name="P10"><text:tab/>execute procedure for 060-12-01.</text:p>
      <text:p text:style-name="P2"><text:span text:style-name="T1">Recommended processing:</text:span> Note – reset speed and address to 0/9600 before removing DUT from testbed.</text:p>
      <text:p text:style-name="P10"><text:span text:style-name="T1">Development status:</text:span> available in current release of libosdp_conformance (0.80-1.)</text:p>
      <text:h text:style-name="P32" text:outline-level="3">Test <text:span text:style-name="T12">060-16-02 Paired SCS</text:span></text:h>
      <text:p text:style-name="P9"><text:span text:style-name="T2">Test Reference:</text:span> <text:span text:style-name="T12">060-16-02</text:span> (rev 0<text:span text:style-name="T12">0</text:span>)</text:p>
      <text:p text:style-name="P9"><text:span text:style-name="T1">Test Title:</text:span><text:span text:style-name="T4"> </text:span><text:span text:style-name="T7">Paired SCS</text:span></text:p>
      <text:p text:style-name="P14">Description:<text:span text:style-name="T12"> </text:span><text:span text:style-name="T7">Secure channel session using the paired key not the default key.</text:span></text:p>
      <text:p text:style-name="P14">Purpose: <text:span text:style-name="T7">Exercise use of paired key secure channel sessions.</text:span></text:p>
      <text:p text:style-name="P9"><text:soft-page-break/><text:span text:style-name="T1">Criteria:</text:span> (required: <text:span text:style-name="T12">pd-secure</text:span>) as documented</text:p>
      <text:p text:style-name="P9"><text:span text:style-name="T1">Test action:</text:span> <text:span text:style-name="T12">configure a secure channel session with the default key, do a keyset to pair, then start the ACU again with a secure channel session on the paired key.</text:span></text:p>
      <text:p text:style-name="P9"><text:span text:style-name="T1">Operator action:</text:span> </text:p>
      <text:p text:style-name="P9"><text:tab/>PD test: as documented</text:p>
      <text:p text:style-name="P17"><text:tab/>ACU test: as documented</text:p>
      <text:p text:style-name="P9"><text:span text:style-name="T1">Recommended processing:</text:span> n/a</text:p>
      <text:p text:style-name="P17"><text:span text:style-name="T1">Development status:</text:span> Available in libosdp-conformance 0.<text:span text:style-name="T12">97-1</text:span></text:p>
      <text:p text:style-name="P16"><text:span text:style-name="T1">Example use:</text:span> t.b.d.</text:p>
      <text:h text:style-name="P41" text:outline-level="2"><text:bookmark-start text:name="__RefHeading__2095_1963270645"/>Test Group 7 – Responses<text:bookmark-end text:name="__RefHeading__2095_1963270645"/></text:h>
      <text:h text:style-name="Heading_20_3" text:outline-level="3"><text:bookmark-start text:name="__RefHeading___Toc16985_1667070608"/>Test 070-02-01 osdp_ACK<text:bookmark-end text:name="__RefHeading___Toc16985_1667070608"/></text:h>
      <text:p text:style-name="P2"><text:span text:style-name="T2">Test Reference:</text:span> 070-02-01 (rev. 01)</text:p>
      <text:p text:style-name="P2"><text:span text:style-name="T1">Test Title:</text:span><text:span text:style-name="T4"> osdp_ACK response</text:span></text:p>
      <text:p text:style-name="P12">Description:<text:span text:style-name="T4"> Default benign response to a poll.</text:span></text:p>
      <text:p text:style-name="P12">Purpose: <text:span text:style-name="T4">PD proof of life.</text:span></text:p>
      <text:p text:style-name="P2"><text:span text:style-name="T1">Criteria:</text:span> (required: basic) must appear at least once in test sequence.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confirm trace analysis shows poll test</text:p>
      <text:p text:style-name="P10"><text:tab/>ACU test: prepare test PD and run ACU test sequencer.</text:p>
      <text:p text:style-name="P2"><text:span text:style-name="T1">Recommended processing:</text:span> use a conventional ACU-PD configuration.</text:p>
      <text:p text:style-name="P10"><text:span text:style-name="T1">Development status:</text:span> Available in libosdp-conformance 0.81-1</text:p>
      <text:h text:style-name="P33" text:outline-level="3">Test 070-02-0<text:span text:style-name="T8">2</text:span> <text:span text:style-name="T8">OSTATR response to POLL</text:span></text:h>
      <text:p text:style-name="P8"><text:span text:style-name="T2">Test Reference:</text:span> 070-02-0<text:span text:style-name="T8">2</text:span> (rev. 0<text:span text:style-name="T8">0</text:span>)</text:p>
      <text:p text:style-name="P8"><text:span text:style-name="T1">Test Title:</text:span><text:span text:style-name="T4"> osdp_</text:span><text:span text:style-name="T5">OSTATR response to a poll</text:span></text:p>
      <text:p text:style-name="P13">Description:<text:span text:style-name="T4"> </text:span></text:p>
      <text:p text:style-name="P13">Purpose: </text:p>
      <text:p text:style-name="P8"><text:span text:style-name="T1">Criteria:</text:span> (<text:span text:style-name="T8">optional</text:span>: basic) <text:span text:style-name="T8">should work if pdcap reports outputs</text:span>.</text:p>
      <text:p text:style-name="P8"><text:span text:style-name="T1">Test action:</text:span> </text:p>
      <text:p text:style-name="P15"><text:span text:style-name="T1">Operator action:</text:span> </text:p>
      <text:p text:style-name="P8"><text:tab/>PD test: </text:p>
      <text:p text:style-name="P15"><text:tab/>ACU test: </text:p>
      <text:p text:style-name="P8"><text:span text:style-name="T1">Recommended processing:</text:span> </text:p>
      <text:p text:style-name="P15"><text:span text:style-name="T1">Development status:</text:span> Available in libosdp-conformance 0.81-<text:span text:style-name="T8">2</text:span></text:p>
      <text:p text:style-name="P10"><text:span text:style-name="T1">Example use:</text:span> </text:p>
      <text:h text:style-name="Heading_20_3" text:outline-level="3"><text:bookmark-start text:name="__RefHeading__6030_1395105379"/>Test 070-03-01 osdp_NAK<text:bookmark-end text:name="__RefHeading__6030_1395105379"/></text:h>
      <text:p text:style-name="P2"><text:span text:style-name="T2">Test Reference:</text:span> 070-03-01 (rev. 01)</text:p>
      <text:p text:style-name="P2"><text:span text:style-name="T1">Test Title:</text:span><text:span text:style-name="T4"> osdp_NAK response</text:span></text:p>
      <text:p text:style-name="P12">Description:<text:span text:style-name="T4"> Negative acknowledgement with optional reason.</text:span></text:p>
      <text:p text:style-name="P12">Purpose: <text:span text:style-name="T4">Negative feedback..</text:span></text:p>
      <text:p text:style-name="P2"><text:span text:style-name="T1">Criteria:</text:span> (required: basic) expected at least once due to induced NAK.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run nak test</text:p>
      <text:p text:style-name="P10"><text:tab/>ACU test: prepare test PD and run test to respond with a NAK.</text:p>
      <text:p text:style-name="P2"><text:span text:style-name="T1">Recommended processing:</text:span> use a conventional ACU-PD configuration.</text:p>
      <text:p text:style-name="P10"><text:span text:style-name="T1">Development status:</text:span> Available in libosdp-conformance 0.81-1</text:p>
      <text:p text:style-name="P10"><text:span text:style-name="T1">Example use:</text:span> exceptions reported via the protocol.</text:p>
      <text:h text:style-name="Heading_20_3" text:outline-level="3"><text:bookmark-start text:name="__RefHeading__6032_1395105379"/><text:soft-page-break/>Test 070-03-02 NAK not 1<text:bookmark-end text:name="__RefHeading__6032_1395105379"/></text:h>
      <text:p text:style-name="P2"><text:span text:style-name="T2">Test Reference:</text:span> 070-03-02 (rev. 01)</text:p>
      <text:p text:style-name="P2"><text:span text:style-name="T1">Test Title:</text:span><text:span text:style-name="T4"> osdp_NAK response (not code 1)</text:span></text:p>
      <text:p text:style-name="P12">Description:<text:span text:style-name="T4"> Negative acknowledgement with a cause code other than 1.</text:span></text:p>
      <text:p text:style-name="P12">Purpose: <text:span text:style-name="T4">Exercise NAK mechanism to proove it can provide details.</text:span></text:p>
      <text:p text:style-name="P2"><text:span text:style-name="T1">Criteria:</text:span> (optional) expected at least once due to induced NAK.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run nak test</text:p>
      <text:p text:style-name="P10"><text:tab/>ACU test: prepare test PD and run test to respond with a NAK.</text:p>
      <text:p text:style-name="P2"><text:span text:style-name="T1">Recommended processing:</text:span> use a conventional ACU-PD configuration.</text:p>
      <text:p text:style-name="P10"><text:span text:style-name="T1">Development status:</text:span> Available in libosdp-conformance 0.81-1</text:p>
      <text:p text:style-name="P10"><text:span text:style-name="T1">Example use: </text:span>NAK with unknown command upon receipt of unimplemented osdp_ACURXSIZE.</text:p>
      <text:h text:style-name="P38" text:outline-level="3"><text:bookmark-start text:name="__RefHeading__6034_1395105379"/>Test 070-04-01 osdp_PDID<text:bookmark-end text:name="__RefHeading__6034_1395105379"/></text:h>
      <text:p text:style-name="P2"><text:span text:style-name="T2">Test Reference:</text:span> 070-04-01 (rev. 01)</text:p>
      <text:p text:style-name="P2"><text:span text:style-name="T1">Test Title:</text:span><text:span text:style-name="T4"> osdp_PDID response </text:span></text:p>
      <text:p text:style-name="P5">Description:<text:span text:style-name="T4"> Confirm PDID response to ID</text:span></text:p>
      <text:p text:style-name="P5">Purpose:<text:span text:style-name="T4">Confirm PD can be identified.</text:span></text:p>
      <text:p text:style-name="P18"><text:span text:style-name="T1">Criteria:</text:span> (required: basic) 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send osdp_ID</text:p>
      <text:p text:style-name="P22">ACU test: prepare test PD and respoknd with PDID when the ACU test harness induces an ID rquest.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returns PD identification for ACU set-up.</text:p>
      <text:h text:style-name="P38" text:outline-level="3">Test 070-04-02 Bad PDID</text:h>
      <text:p text:style-name="P2"><text:span text:style-name="T2">Test Reference:</text:span> 070-04-02 (rev. 01)</text:p>
      <text:p text:style-name="P2"><text:span text:style-name="T1">Test Title:</text:span><text:span text:style-name="T4"> osdp_PDID invalid response</text:span></text:p>
      <text:p text:style-name="P5">Description:<text:span text:style-name="T4"> Declared if PDID is present but wrong.</text:span></text:p>
      <text:p text:style-name="P5">Purpose:<text:span text:style-name="T4">Confirm PD contains usable and/or documented details.</text:span></text:p>
      <text:p text:style-name="P18"><text:span text:style-name="T1">Criteria:</text:span> (optional)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examine PDID response</text:p>
      <text:p text:style-name="P21">ACU test: prepare test PD and respoknd with PDID when the ACU test harness induces an ID request.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test reflects identified issues in PDID response data.</text:p>
      <text:h text:style-name="P38" text:outline-level="3"><text:soft-page-break/>Test 070-05-01 osdp_PDCAP</text:h>
      <text:p text:style-name="P2"><text:span text:style-name="T2">Test Reference:</text:span> 070-05-01 (rev. 01)</text:p>
      <text:p text:style-name="P2"><text:span text:style-name="T1">Test Title:</text:span><text:span text:style-name="T4"> osdp_PDCAP response </text:span></text:p>
      <text:p text:style-name="P5">Description:<text:span text:style-name="T4"> Confirm PDCAP response to osdp_CAP</text:span></text:p>
      <text:p text:style-name="P5">Purpose:<text:span text:style-name="T4">Confirm PD capabilities can be queried.</text:span></text:p>
      <text:p text:style-name="P18"><text:span text:style-name="T1">Criteria:</text:span> (required: basic) </text:p>
      <text:p text:style-name="P2"><text:span text:style-name="T1">Test action:</text:span> capture in trace during automated sequence; analysis process also checks specific capabilities.</text:p>
      <text:p text:style-name="P2"><text:span text:style-name="T1">Operator action:</text:span> </text:p>
      <text:p text:style-name="P2"><text:tab/>PD test: run test ACU via sequencer, send osdp_CAP</text:p>
      <text:p text:style-name="P22">ACU test: prepare test PD and respoknd with PDCAP when the ACU test harness induces an osdp_CAP request.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retrieve PD capabilities to confirm it supports secure channel.</text:p>
      <text:p text:style-name="Standard"/>
      <text:h text:style-name="P36" text:outline-level="3"><text:bookmark-start text:name="__RefHeading__6036_1395105379"/>Test 070-05-02 Capability: number of inputs<text:bookmark-end text:name="__RefHeading__6036_1395105379"/></text:h>
      <text:p text:style-name="P2"><text:span text:style-name="T2">Test Reference:</text:span> 070-05-02 (rev. 01)</text:p>
      <text:p text:style-name="P2"><text:span text:style-name="T1">Test Title:</text:span><text:span text:style-name="T4"> Capability - number of inputs </text:span></text:p>
      <text:p text:style-name="P5">Description:<text:span text:style-name="T4"> Identify presence of capability no. 1 (number of inputs.)</text:span></text:p>
      <text:p text:style-name="P5">Purpose:<text:span text:style-name="T4">Confirm capability presence and values.</text:span></text:p>
      <text:p text:style-name="P18"><text:span text:style-name="T1">Criteria:</text:span> (optional: basic) 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send osdp_CAP, analyze osdp_PDCAP response</text:p>
      <text:p text:style-name="P22">ACU test: prepare test PD and respond with PDCAP containing a known value.</text:p>
      <text:p text:style-name="P2"><text:span text:style-name="T1">Recommended processing:</text:span> use an ACU-PD configuration that includes I/O signalling.</text:p>
      <text:p text:style-name="P2"><text:span text:style-name="T1">Development status:</text:span> Available in libosdp-conformance 0.81-1</text:p>
      <text:p text:style-name="P10"><text:span text:style-name="T1">Example use:</text:span> confirm PD has inputs before configuring.</text:p>
      <text:h text:style-name="Heading_20_3" text:outline-level="3">tbd 070-05-03 through 070-05-xx</text:h>
      <text:p text:style-name="Standard">070-04-04,capability 2 - number and type of outputs,</text:p>
      <text:p text:style-name="Standard">070-04-06,capability 4 - number and type of LED,</text:p>
      <text:p text:style-name="Standard">070-04-07,capability 5 - audible output,</text:p>
      <text:p text:style-name="Standard">070-04-08,capability 6 - text display,</text:p>
      <text:p text:style-name="Standard">070-04-11,capability 9 - - report secure channel yes/no,</text:p>
      <text:p text:style-name="Standard">070-04-15,capability 13 - Number of Readers,</text:p>
      <text:h text:style-name="P36" text:outline-level="3"><text:soft-page-break/>Test 070-05-17 Capability: OSDP version</text:h>
      <text:p text:style-name="P2"><text:span text:style-name="T2">Test Reference:</text:span> 070-05-17 (rev. 00)</text:p>
      <text:p text:style-name="P2"><text:span text:style-name="T1">Test Title:</text:span><text:span text:style-name="T4"> Capability – OSDP version.</text:span></text:p>
      <text:p text:style-name="P5">Description:<text:span text:style-name="T4"> Identify which version of the OSDP protocol this PD implements.</text:span></text:p>
      <text:p text:style-name="P5">Purpose: <text:span text:style-name="T4">Compatibility</text:span></text:p>
      <text:p text:style-name="P18"><text:span text:style-name="T1">Criteria:</text:span> (recommended: basic) 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send osdp_CAP, analyze osdp_PDCAP response</text:p>
      <text:p text:style-name="P22">ACU test: prepare test PD and respond with PDCAP containing a known value.</text:p>
      <text:p text:style-name="P2"><text:span text:style-name="T1">Recommended processing:</text:span> use standard ACU-PD configuration.</text:p>
      <text:p text:style-name="P2"><text:span text:style-name="T1">Development status:</text:span> Available in libosdp-conformance 0.81-2</text:p>
      <text:p text:style-name="P10"><text:span text:style-name="T1">Example use:</text:span> confirm PD supports SIA 2.2 spec.</text:p>
      <text:h text:style-name="P36" text:outline-level="3">Test 070-06-01 osdp_LSTATR</text:h>
      <text:p text:style-name="P2"><text:span text:style-name="T2">Test Reference:</text:span> 070-06-01 (rev. 01)</text:p>
      <text:p text:style-name="P2"><text:span text:style-name="T1">Test Title:</text:span><text:span text:style-name="T4"> local status report</text:span></text:p>
      <text:p text:style-name="P2"><text:span text:style-name="T1">Description:</text:span><text:span text:style-name="T4"> Reports poweron and tamper state</text:span></text:p>
      <text:p text:style-name="P2"><text:span text:style-name="T1">Purpose: </text:span><text:span text:style-name="T4">Notify ACU of losso of power or tamper state.</text:span></text:p>
      <text:p text:style-name="P18"><text:span text:style-name="T1">Criteria:</text:span> (required: basic) </text:p>
      <text:p text:style-name="P2"><text:span text:style-name="T1">Test action:</text:span> capture in trace during automated sequence. <text:s/>look for any example including LSTAT response.</text:p>
      <text:p text:style-name="P2"><text:span text:style-name="T1">Operator action:</text:span> </text:p>
      <text:p text:style-name="P2"><text:tab/>PD test: run test ACU via sequencer, send osdp_LSTAT, analyze osdp_LSTATR response</text:p>
      <text:p text:style-name="P22">ACU test: prepare test PD and respond with LSTATR simulating power cycle or tamper 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detect PD has gone into Tamper state.</text:p>
      <text:h text:style-name="P36" text:outline-level="3">Test 070-06-02 LSTATR Tamper</text:h>
      <text:p text:style-name="P2"><text:span text:style-name="T2">Test Reference:</text:span> 070-06-02 (rev. 00)</text:p>
      <text:p text:style-name="P2"><text:span text:style-name="T1">Test Title: </text:span><text:span text:style-name="T4">Local Status Report - Tamper</text:span></text:p>
      <text:p text:style-name="P2"><text:span text:style-name="T1">Description:</text:span><text:span text:style-name="T4"> Reports tamper state</text:span></text:p>
      <text:p text:style-name="P2"><text:span text:style-name="T1">Purpose: </text:span><text:span text:style-name="T4">Notify ACU of tamper state.</text:span></text:p>
      <text:p text:style-name="P18"><text:span text:style-name="T1">Criteria:</text:span> (optional: basic) </text:p>
      <text:p text:style-name="P2"><text:span text:style-name="T1">Test action:</text:span> capture in trace during automated sequence. <text:s/>look for any example including LSTAT response.</text:p>
      <text:p text:style-name="P2"><text:span text:style-name="T1">Operator action:</text:span> </text:p>
      <text:p text:style-name="P2"><text:tab/>PD test: run test ACU via sequencer, send osdp_LSTAT, analyze osdp_LSTATR response</text:p>
      <text:p text:style-name="P22">ACU test: prepare test PD and respond with LSTATR simulating tamper 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detect PD has gone into Tamper state.</text:p>
      <text:h text:style-name="P36" text:outline-level="3"><text:soft-page-break/>Test 070-06-03 LSTATR Power</text:h>
      <text:p text:style-name="P2"><text:span text:style-name="T2">Test Reference:</text:span> 070-05-03 (rev. 00)</text:p>
      <text:p text:style-name="P2"><text:span text:style-name="T1">Test Title: </text:span><text:span text:style-name="T4">Local Status Report - Power</text:span></text:p>
      <text:p text:style-name="P2"><text:span text:style-name="T1">Description:</text:span><text:span text:style-name="T4"> Reports power-on state</text:span></text:p>
      <text:p text:style-name="P2"><text:span text:style-name="T1">Purpose: </text:span><text:span text:style-name="T4">Notify ACU of power cycling.</text:span></text:p>
      <text:p text:style-name="P18"><text:span text:style-name="T1">Criteria:</text:span> (optional: basic) </text:p>
      <text:p text:style-name="P2"><text:span text:style-name="T1">Test action:</text:span> capture in trace during automated sequence. <text:s/>look for any example including LSTAT response.</text:p>
      <text:p text:style-name="P2"><text:span text:style-name="T1">Operator action:</text:span> </text:p>
      <text:p text:style-name="P2"><text:tab/>PD test: run test ACU via sequencer, send osdp_LSTAT, analyze osdp_LSTATR response</text:p>
      <text:p text:style-name="P22">ACU test: prepare test PD and respond with LSTATR simulating power restoral. 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10"><text:span text:style-name="T1">Example use:</text:span> detect PD has cycled power.</text:p>
      <text:h text:style-name="Heading_20_3" text:outline-level="3">Test 070-07-01 osdp_ISTATR</text:h>
      <text:p text:style-name="P2"><text:span text:style-name="T2">Test Reference:</text:span> 070-07-01 (rev 00)</text:p>
      <text:p text:style-name="P2"><text:span text:style-name="T1">Test Title:</text:span><text:span text:style-name="T4"> Input Status Report</text:span></text:p>
      <text:p text:style-name="P12">Description:<text:span text:style-name="T4"> reports digital in status</text:span></text:p>
      <text:p text:style-name="P12">Purpose: <text:span text:style-name="T4">Notify ACU of alarm point value changes.</text:span></text:p>
      <text:p text:style-name="P2"><text:span text:style-name="T1">Criteria:</text:span> optional: basic, required if PDCAP reports inputs.</text:p>
      <text:p text:style-name="P2"><text:span text:style-name="T1">Test action:</text:span> Operator-induced I/O signal change.</text:p>
      <text:p text:style-name="P2"><text:span text:style-name="T1">Operator action:</text:span> </text:p>
      <text:p text:style-name="P2"><text:tab/>PD test: query with osdp_ISTAT</text:p>
      <text:p text:style-name="P10"><text:tab/>ACU test: confirm detection of exerciser-induced input status change.</text:p>
      <text:p text:style-name="P2"><text:span text:style-name="T1">Recommended processing:</text:span> Use ACU-PD configuration with 1 digital input and 1 digital output.</text:p>
      <text:p text:style-name="P10"><text:span text:style-name="T1">Development status:</text:span> Available in libosdp-conformance 0.80-1</text:p>
      <text:p text:style-name="P10"><text:span text:style-name="T1">Example use:</text:span> Alarm points, REX, DFS.</text:p>
      <text:h text:style-name="Heading_20_3" text:outline-level="3">Test 070-08-01 osdp_OSTATR</text:h>
      <text:p text:style-name="P2"><text:span text:style-name="T2">Test Reference:</text:span> 070-08-01 (rev 00)</text:p>
      <text:p text:style-name="P2"><text:span text:style-name="T1">Test Title:</text:span><text:span text:style-name="T4"> Output Status Report</text:span></text:p>
      <text:p text:style-name="P12">Description:<text:span text:style-name="T4"> reports digital out status</text:span></text:p>
      <text:p text:style-name="P12">Purpose: <text:span text:style-name="T4">energize relay.</text:span></text:p>
      <text:p text:style-name="P2"><text:span text:style-name="T1">Criteria:</text:span> optional: basic, required if PDCAP reports outputs.</text:p>
      <text:p text:style-name="P2"><text:span text:style-name="T1">Test action:</text:span> Operator-induced I/O signal change.</text:p>
      <text:p text:style-name="P2"><text:span text:style-name="T1">Operator action:</text:span> </text:p>
      <text:p text:style-name="P2"><text:tab/>PD test: query with osdp_OSTAT</text:p>
      <text:p text:style-name="P2"><text:span text:style-name="T2"><text:tab/>ACU test:</text:span><text:span text:style-name="T3"> confirm exerciser PD detects exerciser-induced output change.</text:span></text:p>
      <text:p text:style-name="P2"><text:span text:style-name="T1">Recommended processing:</text:span> Use ACU-PD configuration with 1 digital input and 1 digital output.</text:p>
      <text:p text:style-name="P10"><text:span text:style-name="T1">Development status:</text:span> Available in libosdp-conformance 0.80-1</text:p>
      <text:p text:style-name="P10"><text:span text:style-name="T2">Example use:</text:span><text:span text:style-name="T3"> Lock/Unlock.</text:span></text:p>
      <text:h text:style-name="Heading_20_3" text:outline-level="3"><text:soft-page-break/>Test 070-09-01 osdp_RSTATR</text:h>
      <text:p text:style-name="P2"><text:span text:style-name="T2">Test Reference:</text:span> 070-09-01 (rev 00)</text:p>
      <text:p text:style-name="P2"><text:span text:style-name="T1">Test Title:</text:span><text:span text:style-name="T4"> Reader status report</text:span></text:p>
      <text:p text:style-name="P12">Description:<text:span text:style-name="T4"> reports on status of downstream (not the primary) reader</text:span></text:p>
      <text:p text:style-name="P12">Purpose: <text:span text:style-name="T4">control downstream attached readers.</text:span></text:p>
      <text:p text:style-name="P2"><text:span text:style-name="T1">Criteria:</text:span> (optional: basic)</text:p>
      <text:p text:style-name="P2"><text:span text:style-name="T1">Test action:</text:span><text:span text:style-name="T4"> checked through automatic sequencer.</text:span></text:p>
      <text:p text:style-name="P2"><text:span text:style-name="T1">Operator action:</text:span> </text:p>
      <text:p text:style-name="P2"><text:tab/>PD test: sequencer uses exerciser to request status</text:p>
      <text:p text:style-name="P10"><text:tab/>ACU test: exerciser reports PD status when queried by ACU</text:p>
      <text:p text:style-name="P2"><text:span text:style-name="T1">Recommended processing:</text:span> Use standard ACU/PD with zero downstream readers.</text:p>
      <text:p text:style-name="P10"><text:span text:style-name="T1">Development status:</text:span> Available in libosdp-conformance 0.80-1</text:p>
      <text:p text:style-name="P10"><text:span text:style-name="T1">Example use:</text:span> (deprecated?)</text:p>
      <text:h text:style-name="Heading_20_3" text:outline-level="3">Test 070-10-01 osdp_RAW</text:h>
      <text:p text:style-name="P2"><text:span text:style-name="T2">Test Reference:</text:span> 070-10-01 (rev 00)</text:p>
      <text:p text:style-name="P2"><text:span text:style-name="T1">Test Title:</text:span><text:span text:style-name="T4"> Raw card read</text:span></text:p>
      <text:p text:style-name="P12">Description:<text:span text:style-name="T4"> reads raw (bits) from credential</text:span></text:p>
      <text:p text:style-name="P12">Purpose: <text:span text:style-name="T4">collect card data.</text:span></text:p>
      <text:p text:style-name="P2"><text:span text:style-name="T1">Criteria:</text:span> (required: basic)</text:p>
      <text:p text:style-name="P2"><text:span text:style-name="T1">Test action:</text:span><text:span text:style-name="T4"> Operator controlled.</text:span></text:p>
      <text:p text:style-name="P2"><text:span text:style-name="T1">Operator action:</text:span> </text:p>
      <text:p text:style-name="P2"><text:tab/>PD test: operator presents credential, sequencer uses exerciser to record card read.</text:p>
      <text:p text:style-name="P10"><text:tab/>ACU test: exerciser reports a card read, check it gets through.</text:p>
      <text:p text:style-name="P2"><text:span text:style-name="T1">Recommended processing:</text:span> Use standard ACU/PD.</text:p>
      <text:p text:style-name="P10"><text:span text:style-name="T1">Development status:</text:span> Available in libosdp-conformance 0.80-1</text:p>
      <text:p text:style-name="P10"><text:span text:style-name="T1">Example use:</text:span> card read test</text:p>
      <text:h text:style-name="Heading_20_3" text:outline-level="3"><text:bookmark-start text:name="__RefHeading___Toc68003_1906346173"/>Test 070-12-01 osdp_KEYPAD<text:bookmark-end text:name="__RefHeading___Toc68003_1906346173"/></text:h>
      <text:p text:style-name="P2"><text:span text:style-name="T2">Test Reference:</text:span> 070-12-01 (rev 00)</text:p>
      <text:p text:style-name="P2"><text:span text:style-name="T1">Test Title:</text:span><text:span text:style-name="T4"> Keypad</text:span></text:p>
      <text:p text:style-name="P12">Description:<text:span text:style-name="T4"> reads keypad input</text:span></text:p>
      <text:p text:style-name="P12">Purpose: <text:span text:style-name="T4">reads keypad</text:span></text:p>
      <text:p text:style-name="P2"><text:span text:style-name="T1">Criteria:</text:span> optional: basic</text:p>
      <text:p text:style-name="P2"><text:span text:style-name="T1">Test action:</text:span><text:span text:style-name="T4"> Operator controlled.</text:span></text:p>
      <text:p text:style-name="P2"><text:span text:style-name="T1">Operator action:</text:span> </text:p>
      <text:p text:style-name="P2"><text:tab/>PD test: operate keypad and check for input.</text:p>
      <text:p text:style-name="P10"><text:tab/>ACU test: confirm acu reports induced keypad input.</text:p>
      <text:p text:style-name="P2"><text:span text:style-name="T1">Recommended processing:</text:span> Use ACU with a keypad PD.</text:p>
      <text:p text:style-name="P10"><text:span text:style-name="T1">Development status:</text:span> Available in libosdp-conformance 0.80-1</text:p>
      <text:p text:style-name="P10"><text:span text:style-name="T1">Example use:</text:span> card read test</text:p>
      <text:h text:style-name="Heading_20_3" text:outline-level="3">Test 070-13-01 osdp_COM</text:h>
      <text:p text:style-name="P2"><text:span text:style-name="T2">Test Reference:</text:span> 070-13-01 (rev 00)</text:p>
      <text:p text:style-name="P2"><text:span text:style-name="T1">Test Title:</text:span><text:span text:style-name="T4"> Communications report</text:span></text:p>
      <text:p text:style-name="P12">Description:<text:span text:style-name="T4"> reports new actual speed and address</text:span></text:p>
      <text:p text:style-name="P12"><text:soft-page-break/>Purpose: <text:span text:style-name="T4">PD configuration</text:span></text:p>
      <text:p text:style-name="P2"><text:span text:style-name="T1">Criteria:</text:span> (optional: basic)</text:p>
      <text:p text:style-name="P2"><text:span text:style-name="T1">Test action:</text:span><text:span text:style-name="T4"> Operator controlled.</text:span></text:p>
      <text:p text:style-name="P2"><text:span text:style-name="T1">Operator action:</text:span> </text:p>
      <text:p text:style-name="P2"><text:tab/>PD test: operator tests at least 2 speeds.</text:p>
      <text:p text:style-name="P10"><text:tab/>ACU test: confirm pd exerciser can be configured..</text:p>
      <text:p text:style-name="P2"><text:span text:style-name="T1">Recommended processing:</text:span> Use standard ACU/PD.</text:p>
      <text:p text:style-name="P10"><text:span text:style-name="T1">Development status:</text:span> Available in libosdp-conformance 0.80-1</text:p>
      <text:p text:style-name="P10"><text:span text:style-name="T1">Example use:</text:span> change address from 0 to 1 and back</text:p>
      <text:h text:style-name="Heading_20_3" text:outline-level="3"><text:bookmark-start text:name="__RefHeading___Toc68007_1906346173"/>tbd 070-14-01 osdp_BIOREADR<text:bookmark-end text:name="__RefHeading___Toc68007_1906346173"/></text:h>
      <text:p text:style-name="Standard">00</text:p>
      <text:h text:style-name="Heading_20_3" text:outline-level="3"><text:span text:style-name="T10">t</text:span>bd 070-15-01 osdp_BIOMATCHR</text:h>
      <text:p text:style-name="Text_20_body">t.b.d.</text:p>
      <text:h text:style-name="Heading_20_3" text:outline-level="3">Test 070-16-01 osdp_CCRYPT</text:h>
      <text:p text:style-name="P2"><text:span text:style-name="T2">Test Reference:</text:span> 060-16-01 (rev 00)</text:p>
      <text:p text:style-name="P2"><text:span text:style-name="T1">Test Title:</text:span><text:span text:style-name="T4"> Client Cryptogram response</text:span></text:p>
      <text:p text:style-name="P12">Description:<text:span text:style-name="T4"> part of secure channel session set-up sequence</text:span></text:p>
      <text:p text:style-name="P12">Purpose: <text:span text:style-name="T4"><text:s/>return challenge data to ACU to complete session set-up</text:span></text:p>
      <text:p text:style-name="P2"><text:span text:style-name="T1">Criteria:</text:span> (required: basic) </text:p>
      <text:p text:style-name="P2"><text:span text:style-name="T1">Test action:</text:span> activate secure channel and confirm sequence completes properly.</text:p>
      <text:p text:style-name="P2"><text:span text:style-name="T1">Operator action:</text:span> </text:p>
      <text:p text:style-name="P2"><text:tab/>PD test: operator initiates secure channel through exerciser.</text:p>
      <text:p text:style-name="P10"><text:tab/>ACU test: ACU is induced to establish a secure channel</text:p>
      <text:p text:style-name="P2"><text:span text:style-name="T1">Recommended processing:</text:span> Use standard ACU/PD</text:p>
      <text:p text:style-name="P10"><text:span text:style-name="T1">Development status:</text:span> Available in libosdp-conformance 0.80-1</text:p>
      <text:p text:style-name="P10"><text:span text:style-name="T1">Example use:</text:span> t.b</text:p>
      <text:h text:style-name="Heading_20_3" text:outline-level="3">Test 070-17-01 osdp_RMAC_I</text:h>
      <text:p text:style-name="P2"><text:span text:style-name="T2">Test Reference:</text:span> 070-17-01 (rev 00)</text:p>
      <text:p text:style-name="P2"><text:span text:style-name="T1">Test Title:</text:span><text:span text:style-name="T4"> Recieve MAC Initialization</text:span></text:p>
      <text:p text:style-name="P12">Description:<text:span text:style-name="T4"> return initial rmac value from PD to ACU</text:span></text:p>
      <text:p text:style-name="P12">Purpose: <text:span text:style-name="T4">complete set-up for secure channel.</text:span></text:p>
      <text:p text:style-name="P2"><text:span text:style-name="T1">Criteria:</text:span> (required: basic)</text:p>
      <text:p text:style-name="P2"><text:span text:style-name="T1">Test action:</text:span> activate secure channel and confirm sequence completes properly.</text:p>
      <text:p text:style-name="P2"><text:span text:style-name="T1">Operator action:</text:span> </text:p>
      <text:p text:style-name="P2"><text:tab/>PD test: operator initiates secure channel through exerciser.</text:p>
      <text:p text:style-name="P10"><text:tab/>ACU test: ACU is induced to establish a secure channel</text:p>
      <text:p text:style-name="P2"><text:span text:style-name="T1">Recommended processing:</text:span> Use standard ACU/PD</text:p>
      <text:p text:style-name="P10"><text:span text:style-name="T1">Development status:</text:span> Available in libosdp-conformance 0.80-1</text:p>
      <text:p text:style-name="P10"><text:span text:style-name="T1">Example use:</text:span> t.b.d.</text:p>
      <text:h text:style-name="Heading_20_3" text:outline-level="3"><text:soft-page-break/>Test 070-<text:span text:style-name="T9">18-01 osdp_MFGREP</text:span></text:h>
      <text:p text:style-name="P2"><text:span text:style-name="T2">Test Reference:</text:span> <text:span text:style-name="T9">070-18-01</text:span> (rev 0<text:span text:style-name="T9">0</text:span>)</text:p>
      <text:p text:style-name="P2"><text:span text:style-name="T1">Test Title:</text:span><text:span text:style-name="T4"> </text:span><text:span text:style-name="T6">Manufacturer-specific response</text:span></text:p>
      <text:p text:style-name="P12">Description:<text:span text:style-name="T9"> </text:span></text:p>
      <text:p text:style-name="P12">Purpose: </text:p>
      <text:p text:style-name="P2"><text:span text:style-name="T1">Criteria:</text:span> (<text:span text:style-name="T9">optional</text:span>: basic)</text:p>
      <text:p text:style-name="P2"><text:span text:style-name="T1">Test action:</text:span> </text:p>
      <text:p text:style-name="P2"><text:span text:style-name="T1">Operator action:</text:span> </text:p>
      <text:p text:style-name="P2"><text:tab/>PD test: </text:p>
      <text:p text:style-name="P10"><text:tab/>ACU test: </text:p>
      <text:p text:style-name="P2"><text:span text:style-name="T1">Recommended processing:</text:span> </text:p>
      <text:p text:style-name="P10"><text:span text:style-name="T1">Development status:</text:span> </text:p>
      <text:p text:style-name="P10"><text:span text:style-name="T1">Example use:</text:span> </text:p>
      <text:p text:style-name="P10"/>
      <text:p text:style-name="P23"/>
      <text:p text:style-name="P10"/>
      <text:p text:style-name="Standard">,osdp_FTSTAT,</text:p>
      <text:h text:style-name="P30" text:outline-level="1"><text:bookmark-start text:name="__RefHeading___Toc68019_1906346173"/><text:bookmark-end text:name="__RefHeading___Toc68019_1906346173"/></text:h>
      <text:h text:style-name="Heading_20_3" text:outline-level="3"><text:bookmark-start text:name="__RefHeading___Toc70784_1906346173"/>7-18 busy<text:bookmark-end text:name="__RefHeading___Toc70784_1906346173"/></text:h>
      <text:h text:style-name="Heading_20_3" text:outline-level="3"><text:bookmark-start text:name="__RefHeading___Toc70786_1906346173"/>7-19 pivdatar<text:bookmark-end text:name="__RefHeading___Toc70786_1906346173"/></text:h>
      <text:h text:style-name="Heading_20_3" text:outline-level="3"><text:bookmark-start text:name="__RefHeading___Toc70788_1906346173"/>7-20 genauthr<text:bookmark-end text:name="__RefHeading___Toc70788_1906346173"/></text:h>
      <text:h text:style-name="Heading_20_3" text:outline-level="3"><text:bookmark-start text:name="__RefHeading___Toc70790_1906346173"/>7-21 crauthr<text:bookmark-end text:name="__RefHeading___Toc70790_1906346173"/></text:h>
      <text:h text:style-name="Heading_20_3" text:outline-level="3"><text:bookmark-start text:name="__RefHeading___Toc70792_1906346173"/>7-22 mfgstatr<text:bookmark-end text:name="__RefHeading___Toc70792_1906346173"/></text:h>
      <text:h text:style-name="Heading_20_3" text:outline-level="3"><text:bookmark-start text:name="__RefHeading___Toc66520_1906346173"/>7-23 mfgerrr<text:bookmark-end text:name="__RefHeading___Toc66520_1906346173"/></text:h>
      <text:h text:style-name="Heading_20_3" text:outline-level="3"><text:bookmark-start text:name="__RefHeading___Toc70794_1906346173"/>7-24 ftstat<text:bookmark-end text:name="__RefHeading___Toc70794_1906346173"/></text:h>
      <text:h text:style-name="Heading_20_3" text:outline-level="3"><text:bookmark-start text:name="__RefHeading___Toc70796_1906346173"/>7-26 xrd<text:bookmark-end text:name="__RefHeading___Toc70796_1906346173"/></text:h>
      <text:p text:style-name="Standard">,osdp_BIOREADR,</text:p>
      <text:p text:style-name="Standard"><text:bookmark-start text:name="__RefHeading___Toc67983_19063461731"/>,osdp_BIOMATCHR,<text:bookmark-end text:name="__RefHeading___Toc67983_19063461731"/></text:p>
      <text:p text:style-name="Standard"/>
      <text:h text:style-name="P41" text:outline-level="2"><text:bookmark-start text:name="__RefHeading___Toc66501_1906346173"/>command list 2<text:bookmark-end text:name="__RefHeading___Toc66501_1906346173"/></text:h>
      <text:p text:style-name="Standard">060-01-01,osdp_POLL,</text:p>
      <text:p text:style-name="Standard">060-02-01,osdp_ID,</text:p>
      <text:p text:style-name="Standard">060-03-01,osdp_CAP,</text:p>
      <text:p text:style-name="Standard">060-04-01,osdp_LSTAT,</text:p>
      <text:p text:style-name="Standard">060-05-01,osdp_ISTAT,required unless PDCAP reports 0 inputs</text:p>
      <text:p text:style-name="Standard">060-06-01,osdp_OSTAT,required unless PDCAP reports 0 outputs</text:p>
      <text:p text:style-name="Standard">060-07-01,osdp_RSTAT,required unless PDCAP reports 0 readers</text:p>
      <text:p text:style-name="Standard">060-08-01,osdp_OUT,required unless PDCAP reports 0 outputs</text:p>
      <text:p text:style-name="Standard">060-09-01,osdp_LED,required if PDCAP reports &gt;0 LED’s</text:p>
      <text:p text:style-name="Standard">060-10-01,osdp_BUZ,required if PDCAP reports &gt;0 annunicators</text:p>
      <text:p text:style-name="Standard">060-11-01,osdp_TEXT,required if PDCAP reports &gt;0 displays</text:p>
      <text:p text:style-name="Standard">060-13-01,osdp_BIOREAD,</text:p>
      <text:p text:style-name="Standard">060-14-01,osdp_BIOMATCH,</text:p>
      <text:p text:style-name="Standard">060-15-01,osdp_KEYSET,used by secure channel</text:p>
      <text:p text:style-name="Standard">060-16-01,osdp_CHLNG,used by secure channel</text:p>
      <text:p text:style-name="Standard"/>
      <text:p text:style-name="P25">060-16-02</text:p>
      <text:p text:style-name="P25"/>
      <text:p text:style-name="P25">060-16-03</text:p>
      <text:h text:style-name="P34" text:outline-level="3"/>
      <text:p text:style-name="P16"/>
      <text:p text:style-name="Standard">060-17-01,osdp_SCRYPT,used by secure channel</text:p>
      <text:p text:style-name="Standard">060-19-01,osdp_ACURXSIZE,</text:p>
      <text:p text:style-name="Standard">060-25-01,osdp_FILETRANSFER,</text:p>
      <text:p text:style-name="Standard">060-18-01,osdp_MFG,required if manufacturer has their own special commands.</text:p>
      <text:p text:style-name="Standard">,osdp_XWR,</text:p>
      <text:p text:style-name="Standard">,osdp_ABORT,</text:p>
      <text:p text:style-name="Standard">,osdp_PIVDATA,</text:p>
      <text:p text:style-name="Standard">,osdp_GENAUTH,</text:p>
      <text:p text:style-name="Standard">,osdp_CRAUTH,</text:p>
      <text:p text:style-name="Standard">,osdp_KEEPACTIVE,</text:p>
      <text:h text:style-name="Heading_20_3" text:outline-level="3"><text:bookmark-start text:name="__RefHeading__6046_1395105379"/>Test 999-99-99 TEMPLATE<text:bookmark-end text:name="__RefHeading__6046_1395105379"/></text:h>
      <text:p text:style-name="P2"><text:span text:style-name="T2">Test Reference:</text:span> 999-99-01 (rev 04)</text:p>
      <text:p text:style-name="P2"><text:span text:style-name="T1">Test Title:</text:span><text:span text:style-name="T4"> Template</text:span></text:p>
      <text:p text:style-name="P12">Description:</text:p>
      <text:p text:style-name="P12">Purpose: </text:p>
      <text:p text:style-name="P2"><text:span text:style-name="T1">Criteria:</text:span> (required: basic) as documented</text:p>
      <text:p text:style-name="P2"><text:span text:style-name="T1">Test action:</text:span> as documented</text:p>
      <text:p text:style-name="P2"><text:span text:style-name="T1">Operator action:</text:span> </text:p>
      <text:p text:style-name="P2"><text:tab/>PD test: as documented</text:p>
      <text:p text:style-name="P10"><text:tab/>ACU test: as documented</text:p>
      <text:p text:style-name="P2"><text:soft-page-break/><text:span text:style-name="T1">Recommended processing:</text:span> n/a</text:p>
      <text:p text:style-name="P10"><text:span text:style-name="T1">Development status:</text:span> Available in libosdp-conformance 0.80-1</text:p>
      <text:p text:style-name="P10"><text:span text:style-name="T1">Example use:</text:span> t.b.d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0e181" officeooo:paragraph-rsid="0020e18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OSDP Verified<text:tab/>Test Descriptions<text:tab/>Page 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21-08-25T12:42:08.823473003</dc:date>
    <meta:editing-duration>P1DT14H39M11S</meta:editing-duration>
    <meta:editing-cycles>78</meta:editing-cycles>
    <meta:document-statistic meta:table-count="0" meta:image-count="0" meta:object-count="0" meta:page-count="20" meta:paragraph-count="552" meta:word-count="3130" meta:character-count="22366" meta:non-whitespace-character-count="19639"/>
  </office:meta>
</office:document-meta>
</file>